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onentialBackOffTests.fixedIncr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onentialBackOffTests.maxIntervalReachedImmediat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onentialBackOffTests.maxIntervalRea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onentialBackOffTests.startReturnDifferen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xponentialBackOffTests.toString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onentialBackOffTests.simpleIncr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onentialBackOffTests.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onentialBackOffTests.maxAttemptsRea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onentialBackOffTests.invalid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